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49f2" officeooo:paragraph-rsid="001749f2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749f2" officeooo:paragraph-rsid="001749f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86427" officeooo:paragraph-rsid="0018642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749f2" officeooo:paragraph-rsid="001749f2" style:font-size-asian="22pt" style:font-size-complex="22pt"/>
    </style:style>
    <style:style style:name="P5" style:family="paragraph" style:parent-style-name="Text_20_body">
      <style:paragraph-properties fo:text-align="start" style:justify-single-word="false"/>
      <style:text-properties fo:font-size="20pt" officeooo:rsid="001749f2" officeooo:paragraph-rsid="001749f2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4pt" officeooo:rsid="00186427" officeooo:paragraph-rsid="0018642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659e" officeooo:paragraph-rsid="001c659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officeooo:rsid="001c659e" officeooo:paragraph-rsid="001c659e" style:font-size-asian="14pt" style:font-style-asian="italic" style:font-size-complex="14pt" style:font-style-complex="italic"/>
    </style:style>
    <style:style style:name="P9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font-size="20pt" style:font-size-asian="20pt" style:font-size-complex="20pt"/>
    </style:style>
    <style:style style:name="P10" style:family="paragraph" style:parent-style-name="Text_20_body" style:list-style-name="L1">
      <style:paragraph-properties fo:padding="0.049cm" fo:border="0.06pt solid #e3e3e3"/>
      <style:text-properties fo:font-size="20pt" style:font-size-asian="20pt" style:font-size-complex="20pt"/>
    </style:style>
    <style:style style:name="P11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font-size="20pt" officeooo:rsid="00186427" officeooo:paragraph-rsid="00186427" style:font-size-asian="20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OXICACIÓN POR ALIMENTOS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Materia: Analisis de datos</text:p>
      <text:p text:style-name="P2"/>
      <text:p text:style-name="P2">Alumnos: Lautaro Eberle y Francisco Casais</text:p>
      <text:p text:style-name="P2"/>
      <text:p text:style-name="P2">Profesor: Magali Cristobo</text:p>
      <text:p text:style-name="P2"/>
      <text:p text:style-name="P2">Fecha: 24/04/2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Índice</text:p>
      <text:list xml:id="list1244771431" text:style-name="L1">
        <text:list-item>
          <text:p text:style-name="P9">Explicación de la problemática</text:p>
        </text:list-item>
        <text:list-item>
          <text:p text:style-name="P11">Links a la encuesta y resultados de la misma</text:p>
        </text:list-item>
        <text:list-item>
          <text:p text:style-name="P9">Gráficos</text:p>
        </text:list-item>
        <text:list-item>
          <text:p text:style-name="P9">Entrevistas</text:p>
          <text:list>
            <text:list-item>
              <text:p text:style-name="P9">Entrevista 1</text:p>
            </text:list-item>
            <text:list-item>
              <text:p text:style-name="P9">Entrevista 2</text:p>
            </text:list-item>
            <text:list-item>
              <text:p text:style-name="P9">Entrevista 3</text:p>
            </text:list-item>
          </text:list>
        </text:list-item>
        <text:list-item>
          <text:p text:style-name="P9">Fuentes confiables consultadas</text:p>
        </text:list-item>
        <text:list-item>
          <text:p text:style-name="P10">Conclusión fina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 Explicación de la problemática:</text:p>
      <text:p text:style-name="P2"/>
      <text:p text:style-name="P2">Hemos decidido hacer una investigación acerca de la intoxicación por alimentos. Debido a la crisis económica actual muchos restaurantes, cadenas de comida rápida y vendedores particulares de comida han comenzado a usar ingredientes de baja calidad para sus productos y a descuidar de los mismos. Con esta investigación esperamos encontrar una solución a esta problemática que esta atravesando todo el país.</text:p>
      <text:p text:style-name="P2"/>
      <text:p text:style-name="P2">2.</text:p>
      <text:p text:style-name="P3">Link a la encuesta:</text:p>
      <text:p text:style-name="P3"><text:a xlink:type="simple" xlink:href="https://docs.google.com/forms/d/e/1FAIpQLSdmsJZVs_3GmDzYsS69Cw_XiLOd5PbmucJUeDdPsWd-SKqJKQ/viewform" text:style-name="Internet_20_link" text:visited-style-name="Visited_20_Internet_20_Link">https://docs.google.com/forms/d/e/1FAIpQLSdmsJZVs_3GmDzYsS69Cw_XiLOd5PbmucJUeDdPsWd-SKqJKQ/viewform</text:a></text:p>
      <text:p text:style-name="P3">Link a un archivo en GitHub con los datos sin procesar:</text:p>
      <text:p text:style-name="P3"><text:a xlink:type="simple" xlink:href="https://github.com/lautaroeberle/AnalisisDeDatos/blob/f58e555a863b2b17850686ad303e4f44f81d5b97/Registro%20para%20la%20obtención%20de%20camisetas.csv" text:style-name="Internet_20_link" text:visited-style-name="Visited_20_Internet_20_Link">https://github.com/lautaroeberle/AnalisisDeDatos/blob/f58e555a863b2b17850686ad303e4f44f81d5b97/Registro%20para%20la%20obtenci%C3%B3n%20de%20camisetas.csv</text:a></text:p>
      <text:p text:style-name="P3"><text:line-break/></text:p>
      <text:p text:style-name="P7">4. Entrevistas:</text:p>
      <text:p text:style-name="P7"/>
      <text:p text:style-name="P7">Preguntas elegidas para la entrevista:</text:p>
      <text:p text:style-name="P7"/>
      <text:p text:style-name="P7">1-¿Cuál es su edad?</text:p>
      <text:p text:style-name="P7">2-¿Padece alguna enfermedad o condición que pueda generarle algún tipo de efecto negativo al consumir determinados alimentos?</text:p>
      <text:p text:style-name="P7">3-Cuando come fuera de tu casa, ¿A que lugar va con mas frecuencia?</text:p>
      <text:p text:style-name="P7">4-A la hora de comer afuera, ¿Que cosas toma en cuenta a la hora de pedir?</text:p>
      <text:p text:style-name="P7">5-Cuando come afuera, ¿Qué tipo de platos suele pedir?</text:p>
      <text:p text:style-name="P7">6-Cuando come afuera, ¿Qué suele pedir?</text:p>
      <text:p text:style-name="P7">7-Cuando come afuera, ¿Pide postre?</text:p>
      <text:p text:style-name="P7">8-Luego de comer afuera, ¿Ha experimentado alguna afección?¿Cuál o cuales?</text:p>
      <text:p text:style-name="P7">9-¿Cree que la comida que había consumido afuera fue el causante de esas afecciones? </text:p>
      <text:p text:style-name="P7"/>
      <text:p text:style-name="P7"/>
      <text:p text:style-name="P7"/>
      <text:p text:style-name="P7">PERSONA 1: Franco Maglio<text:line-break/><text:line-break/>Hemos elegido a esta persona porque sabemos que tuvo varios problemas con la comida que ofrece un restaurante que frecuenta.</text:p>
      <text:p text:style-name="P7"/>
      <text:p text:style-name="P7">1-¿Cuál es su edad?</text:p>
      <text:p text:style-name="P8">“19 años”</text:p>
      <text:p text:style-name="P7"><text:soft-page-break/>2-¿Padece alguna enfermedad o condición que pueda generarle algún tipo de efecto negativo al consumir determinados alimentos?</text:p>
      <text:p text:style-name="P8">“No”</text:p>
      <text:p text:style-name="P7">3-Cuando come fuera de tu casa, ¿A que lugar va con mas frecuencia?</text:p>
      <text:p text:style-name="P8">“A un lugar que está cerca de mi casa. Bastante barato.”</text:p>
      <text:p text:style-name="P7">4-A la hora de comer afuera, ¿Que cosas toma en cuenta a la hora de pedir?</text:p>
      <text:p text:style-name="P8">“Que sea barato.”</text:p>
      <text:p text:style-name="P7">5-Cuando come afuera, ¿Qué tipo de platos suele pedir?</text:p>
      <text:p text:style-name="P8">“Siempre calientes”</text:p>
      <text:p text:style-name="P7">6-Cuando come afuera, ¿Qué suele pedir?</text:p>
      <text:p text:style-name="P8">“Milanesa frita con papas fritas”</text:p>
      <text:p text:style-name="P7">7-Cuando come afuera, ¿Pide postre?</text:p>
      <text:p text:style-name="P8">“Nunca, muy caro”</text:p>
      <text:p text:style-name="P7">8-Luego de comer afuera, ¿Ha experimentado alguna afección?¿Cuál o cuales?</text:p>
      <text:p text:style-name="P8">“Si, de todo: Dolor de panza, fiebre, vómitos… Y algunas cosas mas”</text:p>
      <text:p text:style-name="P7">9-¿Cree que la comida que había consumido afuera fue el causante de esas afecciones? </text:p>
      <text:p text:style-name="P8">“Puede ser pero voy a seguir yendo porque me queda cerca y es barato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5:39:55.092032879</meta:creation-date>
    <dc:date>2024-04-23T17:25:39.300230928</dc:date>
    <meta:editing-duration>PT15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53" meta:word-count="410" meta:character-count="2737" meta:non-whitespace-character-count="2384"/>
  </office:meta>
</office:document-meta>
</file>